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0000" fo:border="none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1x4</text:p>
          </table:table-cell>
          <table:table-cell office:value-type="string" calcext:value-type="string">
            <text:p>1x6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2x6</text:p>
          </table:table-cell>
          <table:table-cell office:value-type="string" calcext:value-type="string">
            <text:p>2x8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4x6</text:p>
          </table:table-cell>
          <table:table-cell office:value-type="string" calcext:value-type="string">
            <text:p>6x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</text:p>
          </table:table-cell>
          <table:table-cell table:style-name="ce3" table:formula="of:=[.B3]*[.B4]" office:value-type="currency" office:currency="USD" office:value="48.5625" calcext:value-type="currency">
            <text:p>$48.56</text:p>
          </table:table-cell>
          <table:table-cell table:style-name="ce3" table:number-columns-repeated="2"/>
          <table:table-cell table:style-name="ce3" table:formula="of:=[.E3]*[.E4]" office:value-type="currency" office:currency="USD" office:value="278.603148055556" calcext:value-type="currency">
            <text:p>$278.6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cost/inch</text:p>
          </table:table-cell>
          <table:table-cell table:formula="of:=(4.44/8)/12" office:value-type="float" office:value="0.04625" calcext:value-type="float">
            <text:p>0.04625</text:p>
          </table:table-cell>
          <table:table-cell table:number-columns-repeated="2"/>
          <table:table-cell table:formula="of:=3.5/144" office:value-type="float" office:value="0.0243055555555556" calcext:value-type="float">
            <text:p>0.0243055555555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 inches</text:p>
          </table:table-cell>
          <table:table-cell table:style-name="ce1" table:formula="of:=SUM([.B6:.B149])" office:value-type="float" office:value="1050" calcext:value-type="float">
            <text:p>1050</text:p>
          </table:table-cell>
          <table:table-cell table:style-name="ce1"/>
          <table:table-cell table:style-name="ce1" table:formula="of:=SUM([.D6:.D149])" office:value-type="float" office:value="216" calcext:value-type="float">
            <text:p>216</text:p>
          </table:table-cell>
          <table:table-cell table:style-name="ce1" table:formula="of:=SUM([.E6:.E149])" office:value-type="float" office:value="11462.52952" calcext:value-type="float">
            <text:p>11462.52952</text:p>
          </table:table-cell>
          <table:table-cell table:style-name="ce1"/>
          <table:table-cell table:style-name="ce1" table:formula="of:=SUM([.G6:.G149])" office:value-type="float" office:value="4926" calcext:value-type="float">
            <text:p>4926</text:p>
          </table:table-cell>
          <table:table-cell table:style-name="ce1"/>
          <table:table-cell table:style-name="ce1" table:formula="of:=SUM([.I6:.I149])" office:value-type="float" office:value="1086.5074" calcext:value-type="float">
            <text:p>1086.5074</text:p>
          </table:table-cell>
          <table:table-cell table:style-name="ce1" table:formula="of:=SUM([.J6:.J149])" office:value-type="float" office:value="384" calcext:value-type="float">
            <text:p>384</text:p>
          </table:table-cell>
          <table:table-cell table:style-name="ce1" table:number-columns-repeated="1014"/>
        </table:table-row>
        <table:table-row table:style-name="ro2">
          <table:table-cell table:style-name="ce2" table:number-columns-repeated="102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1.0037" calcext:value-type="float">
            <text:p>21.0037</text:p>
          </table:table-cell>
          <table:table-cell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1.0037" calcext:value-type="float">
            <text:p>21.0037</text:p>
          </table:table-cell>
          <table:table-cell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30.5" calcext:value-type="float">
            <text:p>3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30.5" calcext:value-type="float">
            <text:p>3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30.5" calcext:value-type="float">
            <text:p>3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30.5" calcext:value-type="float">
            <text:p>3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46.5" calcext:value-type="float">
            <text:p>46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76.75" calcext:value-type="float">
            <text:p>76.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45.75" calcext:value-type="float">
            <text:p>45.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/>
          <table:table-cell office:value-type="float" office:value="76.75" calcext:value-type="float">
            <text:p>76.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76.75" calcext:value-type="float">
            <text:p>76.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.12868" calcext:value-type="float">
            <text:p>7.1286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3.1287" calcext:value-type="float">
            <text:p>23.128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3.1287" calcext:value-type="float">
            <text:p>23.128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.12868" calcext:value-type="float">
            <text:p>7.1286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.12868" calcext:value-type="float">
            <text:p>7.1286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3.1287" calcext:value-type="float">
            <text:p>23.128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3.1287" calcext:value-type="float">
            <text:p>23.128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.12868" calcext:value-type="float">
            <text:p>7.1286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20:26:30.85228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20:17:40.035936705</meta:creation-date>
    <dc:date>2020-08-23T20:46:17.158679974</dc:date>
    <meta:editing-duration>PT28M30S</meta:editing-duration>
    <meta:editing-cycles>3</meta:editing-cycles>
    <meta:generator>LibreOffice/6.4.5.2$Linux_X86_64 LibreOffice_project/40$Build-2</meta:generator>
    <meta:document-statistic meta:table-count="1" meta:cell-count="241" meta:object-count="0"/>
  </office:meta>
</office:document-meta>
</file>